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color="#000000" fo:letter-spacing="-0.007cm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letter-spacing="-0.016cm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1">OBSERVACIONES</text:span>: <text:span text:style-name="T44"><text:placeholder text:placeholder-type="text">&lt;o.comment&gt;</text:placeholder></text:span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3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2"><text:placeholder text:placeholder-type="text">&lt;"CBU de PAGO: %s" % (o.partner_bank_id.cbu or "")&gt;</text:placeholder></text:p>
            <text:p text:style-name="P74"><text:placeholder text:placeholder-type="text">&lt;/if&gt;</text:placeholder></text:p>
            <text:p text:style-name="P74"><text:text-input text:description="&lt;if test=&quot;o.currency_id != o.company_id.currency_id or o._fields.get('move_currency_id') and o.move_currency_id&quot;&gt;">if</text:text-input></text:p>
            <text:p text:style-name="P7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4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5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82cm" svg:width="6.364cm" draw:z-index="2"><draw:text-box fo:min-height="0.744cm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03T10:26:29.761203412</dc:date>
    <meta:editing-duration>P3DT10H49M6S</meta:editing-duration>
    <meta:editing-cycles>478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